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officeooo:rsid="001ba303" officeooo:paragraph-rsid="001ba303"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rsid="001c01e6" officeooo:paragraph-rsid="001c01e6"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c01e6" officeooo:paragraph-rsid="001ba303"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ec3db" officeooo:paragraph-rsid="001ec3d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21e566" officeooo:paragraph-rsid="0021e566"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21e566" officeooo:paragraph-rsid="0030570a"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30570a" officeooo:paragraph-rsid="0030570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30b8ff" officeooo:paragraph-rsid="0030b8ff"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3420e4" officeooo:paragraph-rsid="003420e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35f6d7" officeooo:paragraph-rsid="0035f6d7"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36c681" officeooo:paragraph-rsid="0036c681"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725af" officeooo:paragraph-rsid="003725af"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391df0" officeooo:paragraph-rsid="00391df0"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3ad9fd" officeooo:paragraph-rsid="003b2ddc"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3cbc4e" officeooo:paragraph-rsid="003cbc4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officeooo:rsid="003b2ddc" officeooo:paragraph-rsid="003b2ddc"/>
    </style:style>
    <style:style style:name="P17" style:family="paragraph" style:parent-style-name="Standard" style:list-style-name="L1">
      <style:paragraph-properties fo:text-align="start" style:justify-single-word="false"/>
      <style:text-properties fo:font-size="12pt" fo:font-weight="normal" officeooo:rsid="001ec3db" officeooo:paragraph-rsid="001ec3db" style:font-size-asian="10.5pt" style:font-weight-asian="normal" style:font-size-complex="12pt" style:font-weight-complex="normal"/>
    </style:style>
    <style:style style:name="P18" style:family="paragraph" style:parent-style-name="Standard" style:list-style-name="L1">
      <style:paragraph-properties fo:text-align="start" style:justify-single-word="false"/>
      <style:text-properties fo:font-size="12pt" fo:font-weight="normal" officeooo:rsid="001ec3db" officeooo:paragraph-rsid="0030570a" style:font-size-asian="10.5pt" style:font-weight-asian="normal" style:font-size-complex="12pt" style:font-weight-complex="normal"/>
    </style:style>
    <style:style style:name="P19" style:family="paragraph" style:parent-style-name="Standard" style:list-style-name="L1">
      <style:paragraph-properties fo:text-align="start" style:justify-single-word="false"/>
      <style:text-properties fo:font-size="12pt" fo:font-weight="normal" officeooo:rsid="0021e566" officeooo:paragraph-rsid="0021e566" style:font-size-asian="10.5pt" style:font-weight-asian="normal" style:font-size-complex="12pt" style:font-weight-complex="normal"/>
    </style:style>
    <style:style style:name="P20" style:family="paragraph" style:parent-style-name="Standard" style:list-style-name="L1">
      <style:paragraph-properties fo:text-align="start" style:justify-single-word="false"/>
      <style:text-properties fo:font-size="12pt" fo:font-weight="normal" officeooo:rsid="0021e566" officeooo:paragraph-rsid="0030570a" style:font-size-asian="10.5pt" style:font-weight-asian="normal" style:font-size-complex="12pt" style:font-weight-complex="normal"/>
    </style:style>
    <style:style style:name="P21" style:family="paragraph" style:parent-style-name="Standard" style:list-style-name="L2">
      <style:paragraph-properties fo:text-align="start" style:justify-single-word="false"/>
      <style:text-properties fo:font-size="12pt" fo:font-weight="normal" officeooo:rsid="003725af" officeooo:paragraph-rsid="003725af" style:font-size-asian="10.5pt" style:font-weight-asian="normal" style:font-size-complex="12pt" style:font-weight-complex="normal"/>
    </style:style>
    <style:style style:name="P22" style:family="paragraph" style:parent-style-name="Standard" style:list-style-name="L3">
      <style:paragraph-properties fo:text-align="start" style:justify-single-word="false"/>
      <style:text-properties fo:font-size="12pt" fo:font-weight="normal" officeooo:rsid="00391df0" officeooo:paragraph-rsid="00391df0" style:font-size-asian="10.5pt" style:font-weight-asian="normal" style:font-size-complex="12pt" style:font-weight-complex="normal"/>
    </style:style>
    <style:style style:name="P23" style:family="paragraph" style:parent-style-name="Standard" style:list-style-name="L4">
      <style:paragraph-properties fo:text-align="start" style:justify-single-word="false"/>
      <style:text-properties fo:font-size="12pt" fo:font-weight="normal" officeooo:rsid="003b2ddc" officeooo:paragraph-rsid="003b2ddc" style:font-size-asian="10.5pt" style:font-weight-asian="normal" style:font-size-complex="12pt" style:font-weight-complex="normal"/>
    </style:style>
    <style:style style:name="P24" style:family="paragraph" style:parent-style-name="Standard" style:list-style-name="L5">
      <style:paragraph-properties fo:text-align="start" style:justify-single-word="false"/>
      <style:text-properties fo:font-size="12pt" fo:font-weight="normal" officeooo:rsid="003f67c8" officeooo:paragraph-rsid="003f67c8" style:font-size-asian="10.5pt" style:font-weight-asian="normal" style:font-size-complex="12pt" style:font-weight-complex="normal"/>
    </style:style>
    <style:style style:name="T1" style:family="text">
      <style:text-properties officeooo:rsid="001d72a1"/>
    </style:style>
    <style:style style:name="T2" style:family="text">
      <style:text-properties officeooo:rsid="001edd77"/>
    </style:style>
    <style:style style:name="T3" style:family="text">
      <style:text-properties officeooo:rsid="0021c440"/>
    </style:style>
    <style:style style:name="T4" style:family="text">
      <style:text-properties officeooo:rsid="0021e566"/>
    </style:style>
    <style:style style:name="T5" style:family="text">
      <style:text-properties officeooo:rsid="002238dd"/>
    </style:style>
    <style:style style:name="T6" style:family="text">
      <style:text-properties officeooo:rsid="0023deb5"/>
    </style:style>
    <style:style style:name="T7" style:family="text">
      <style:text-properties officeooo:rsid="002c8998"/>
    </style:style>
    <style:style style:name="T8" style:family="text">
      <style:text-properties officeooo:rsid="0030570a"/>
    </style:style>
    <style:style style:name="T9" style:family="text">
      <style:text-properties officeooo:rsid="0030b8ff"/>
    </style:style>
    <style:style style:name="T10" style:family="text">
      <style:text-properties officeooo:rsid="00331c2b"/>
    </style:style>
    <style:style style:name="T11" style:family="text">
      <style:text-properties officeooo:rsid="00337b2d"/>
    </style:style>
    <style:style style:name="T12" style:family="text">
      <style:text-properties officeooo:rsid="003420e4"/>
    </style:style>
    <style:style style:name="T13" style:family="text">
      <style:text-properties officeooo:rsid="0036c681"/>
    </style:style>
    <style:style style:name="T14" style:family="text">
      <style:text-properties officeooo:rsid="003b2ddc"/>
    </style:style>
    <style:style style:name="T15" style:family="text">
      <style:text-properties fo:font-size="12pt" fo:font-weight="normal" style:font-size-asian="10.5pt" style:font-weight-asian="normal" style:font-size-complex="12pt" style:font-weight-complex="normal"/>
    </style:style>
    <style:style style:name="T16" style:family="text">
      <style:text-properties officeooo:rsid="003f856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lappy RL</text:p>
      <text:p text:style-name="P3"/>
      <text:p text:style-name="P2"><text:tab/><text:tab/><text:tab/><text:tab/><text:tab/>Training a Double DQN</text:p>
      <text:p text:style-name="P2"/>
      <text:p text:style-name="P2">Model architecture modified from (), adding selu as activation and modified kernel sizes and strides. <text:s/>Convolutional and Linear layers are used. Images (of flappy bird) are turned to greyscale, <text:span text:style-name="T1">size 84 and </text:span>normalized by dividing by 255. Source () used something like decaying epsilon greedy. Starting by using a standard epsilon value for each experiment. <text:span text:style-name="T1">Rewards are initially set to 10 and -10</text:span><text:span text:style-name="T7">0</text:span><text:span text:style-name="T1"> for passing a pipe and crushing, respectively </text:span><text:span text:style-name="T7">and 0.1 for just staying alive</text:span><text:span text:style-name="T1"> (range of reward highly affects the range of loss). We begin with Adam as optimizer and Mean Square Loss. For saving the best model we average the durations of the last 20 episodes and compare with the previous, as the loss does not correspond to the performance of the model. We run the game in 30 fps, which is slower than for example running it faster, but it is said that it learns better and also can be visually inspected during training.</text:span></text:p>
      <text:p text:style-name="P2"/>
      <text:p text:style-name="P4">Start by tuning the epsilon parameter:</text:p>
      <text:list text:style-name="L1">
        <text:list-item>
          <text:p text:style-name="P17">e=0.<text:span text:style-name="T8">1</text:span>: <text:span text:style-name="T8">seems to be learning but very slowly </text:span><text:span text:style-name="T2">(test_id=1)</text:span></text:p>
        </text:list-item>
        <text:list-item>
          <text:p text:style-name="P17">e=0.<text:span text:style-name="T8">5</text:span>: <text:span text:style-name="T5"><text:s/></text:span><text:span text:style-name="T8">gets stuck – stopped at 2000 episodes </text:span><text:span text:style-name="T3">(test_id=2)</text:span></text:p>
        </text:list-item>
        <text:list-item>
          <text:p text:style-name="P17">e=0.<text:span text:style-name="T3">8</text:span>: <text:span text:style-name="T5"><text:s/></text:span><text:span text:style-name="T8">gets stuck – stopped at 2000 episodes </text:span><text:span text:style-name="T4">(test_id=3)</text:span></text:p>
        </text:list-item>
        <text:list-item>
          <text:p text:style-name="P19">decaying: <text:span text:style-name="T6"><text:s/></text:span><text:span text:style-name="T8">gets stuck – stopped at 2000 </text:span><text:span text:style-name="T6">(test_id=4)</text:span></text:p>
        </text:list-item>
      </text:list>
      <text:p text:style-name="P5"/>
      <text:p text:style-name="P7">Tuning the tau parameter (soft to hard model update):</text:p>
      <text:list text:continue-numbering="true" text:style-name="L1">
        <text:list-item>
          <text:p text:style-name="P18">e=0.<text:span text:style-name="T8">1</text:span>: <text:span text:style-name="T9">learns </text:span><text:span text:style-name="T2">(test_id=</text:span><text:span text:style-name="T8">5</text:span><text:span text:style-name="T2">)</text:span></text:p>
        </text:list-item>
        <text:list-item>
          <text:p text:style-name="P18">e=0.<text:span text:style-name="T8">5</text:span>: <text:span text:style-name="T5"><text:s/></text:span><text:span text:style-name="T9">gets stuck </text:span><text:span text:style-name="T3">(test_id=</text:span><text:span text:style-name="T8">6</text:span><text:span text:style-name="T3">)</text:span></text:p>
        </text:list-item>
        <text:list-item>
          <text:p text:style-name="P18">e=0.<text:span text:style-name="T3">8</text:span>: <text:span text:style-name="T5"><text:s/></text:span><text:span text:style-name="T9">gets stuck </text:span><text:span text:style-name="T4">(test_id=</text:span><text:span text:style-name="T8">7</text:span><text:span text:style-name="T4">)</text:span></text:p>
        </text:list-item>
        <text:list-item>
          <text:p text:style-name="P20">decaying: <text:span text:style-name="T6"><text:s/></text:span><text:span text:style-name="T9">learns </text:span><text:span text:style-name="T6">(test_id=</text:span><text:span text:style-name="T8">8</text:span><text:span text:style-name="T6">)</text:span></text:p>
        </text:list-item>
      </text:list>
      <text:p text:style-name="P6"/>
      <text:p text:style-name="P8">Conclusion, tau parameter highly affects the training process. The epsilon parameter affects it as well. Specifically, epsilon needs lower values to work. Proceeding to test whether or not epsilon decaying is needed. </text:p>
      <text:p text:style-name="P8"/>
      <text:p text:style-name="P8">Re-applying tests 5 and 8 (eps=0.1 and decaying starting from 0.1), and let them finish to compare which one <text:span text:style-name="T10">converges faster</text:span>. <text:span text:style-name="T11">And also test 9 with activation function silu instead of selu. </text:span><text:span text:style-name="T12">Also tried classic relu.</text:span></text:p>
      <text:p text:style-name="P8"/>
      <text:p text:style-name="P9">SiLU makes the difference on the same iterations, but only for varying (decaying) epsilon value.</text:p>
      <text:p text:style-name="P9"/>
      <text:p text:style-name="P9">Proceeding with SiLU and test different lr, tau and epsilon range.</text:p>
      <text:p text:style-name="P9"/>
      <text:p text:style-name="P10">Tests 10 and 13 seem to learn faster that others. Specifically test 13 achieves a bigger maximum than test 10, but comparing losses test 10 presents lower loss. Both have a similar average of 100 episodes, the main difference is the loss. <text:span text:style-name="T13">Their parametric difference is the Tau parameter with test 10 with smaller value learning in a more stable way, than the test 13 that achieves higher peaks.</text:span></text:p>
      <text:p text:style-name="P10"/>
      <text:p text:style-name="P11">Proceeding with test 10 to see if the c steps parameter make any difference and also examine lower epsilon bounds.</text:p>
      <text:list text:style-name="L2">
        <text:list-item>
          <text:p text:style-name="P21">Regarding the <text:span text:style-name="T16">c_steps</text:span> parameter: decrease in its (1000→ 300) value resulted in worse results whereas an increase 1000→ 2000 did not make any significant difference</text:p>
        </text:list-item>
        <text:list-item>
          <text:p text:style-name="P21">For the epsilon range: decreasing epsilon’s range (0.1-1e-6 → 0.01-1e-9) gave worse results, but also an increase to 0.3 as starting resulted in worse results as well.</text:p>
        </text:list-item>
      </text:list>
      <text:p text:style-name="P12"/>
      <text:p text:style-name="P12">So, we keep the tau parameter at ~ 1500 steps for update and epsilon decaying from ~ 0.1-1e-6.</text:p>
      <text:p text:style-name="P13"><text:soft-page-break/>Examining the tests.csv for tests 10, 13 and 18 (that give the better results) we can see that test 10 has lower loss but test 13 has higher 50 episode average score. Test 18 is very close to test 10 having higher score but lower loss. To compare we compute the average duration and loss for each:</text:p>
      <text:list text:style-name="L3">
        <text:list-item>
          <text:p text:style-name="P22">test 10:</text:p>
          <text:list>
            <text:list-item>
              <text:p text:style-name="P22">average loss: 1572.6</text:p>
            </text:list-item>
            <text:list-item>
              <text:p text:style-name="P22">average score: 144.2</text:p>
            </text:list-item>
          </text:list>
        </text:list-item>
        <text:list-item>
          <text:p text:style-name="P22">test 13:</text:p>
          <text:list>
            <text:list-item>
              <text:p text:style-name="P22">average loss: 1342.6</text:p>
            </text:list-item>
            <text:list-item>
              <text:p text:style-name="P22">average score: 132.5</text:p>
            </text:list-item>
          </text:list>
        </text:list-item>
        <text:list-item>
          <text:p text:style-name="P22">test 18:</text:p>
          <text:list>
            <text:list-item>
              <text:p text:style-name="P22">average loss: 444</text:p>
            </text:list-item>
            <text:list-item>
              <text:p text:style-name="P22">average score: 82.1</text:p>
            </text:list-item>
          </text:list>
        </text:list-item>
      </text:list>
      <text:p text:style-name="P13"/>
      <text:p text:style-name="P13">From the above we can see that although test 18 has the lowest loss overall, it does not learn quite well or fast. On the other hand test 10 which has the biggest loss overall achieves better average durations. This indicates that loss should not be our primary focus.</text:p>
      <text:p text:style-name="P13"/>
      <text:p text:style-name="P13">From now on we try to fine tune a little bit more the setup of test_id = 10.</text:p>
      <text:p text:style-name="P13"/>
      <text:p text:style-name="P14">Now trying batch size 32→ <text:span text:style-name="T14">128</text:span>, gamma 0.99→ 0.8 and lowest epsilon bound 1e-6 → 1e-4.</text:p>
      <text:list text:style-name="L4">
        <text:list-item>
          <text:p text:style-name="P23">Batch 32→ 128:</text:p>
          <text:list>
            <text:list-item>
              <text:p text:style-name="P23">average loss: 832.2</text:p>
            </text:list-item>
            <text:list-item>
              <text:p text:style-name="P23">average score: 105.9</text:p>
            </text:list-item>
          </text:list>
        </text:list-item>
        <text:list-item>
          <text:p text:style-name="P23">gamma 0.99→ 0.8:</text:p>
          <text:list>
            <text:list-item>
              <text:p text:style-name="P23">average loss: not learning (stopped)</text:p>
            </text:list-item>
            <text:list-item>
              <text:p text:style-name="P23">average score: not learning (stopped)</text:p>
            </text:list-item>
          </text:list>
        </text:list-item>
        <text:list-item>
          <text:p text:style-name="P23">epsilon lowest bound 1e-6→ 1e-4:</text:p>
          <text:list>
            <text:list-item>
              <text:p text:style-name="P23">average loss: 58.1</text:p>
            </text:list-item>
            <text:list-item>
              <text:p text:style-name="P23">average score: 459.8</text:p>
            </text:list-item>
          </text:list>
        </text:list-item>
      </text:list>
      <text:p text:style-name="P16"><text:span text:style-name="T15"/></text:p>
      <text:p text:style-name="P15">Finally the above tweaking did not help. Continue with training setup from test_id=10, for many iterations (2,000,000).</text:p>
      <text:list text:style-name="L5">
        <text:list-item>
          <text:p text:style-name="P24">average loss: 1163.<text:span text:style-name="T16">7</text:span></text:p>
        </text:list-item>
        <text:list-item>
          <text:p text:style-name="P24">average score: 663.3</text:p>
        </text:list-item>
      </text:list>
      <text:p text:style-name="P10"/>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1T03:44:45.476780517</meta:creation-date>
    <dc:date>2024-06-08T01:00:42.492999143</dc:date>
    <meta:editing-duration>PT4H5M28S</meta:editing-duration>
    <meta:editing-cycles>34</meta:editing-cycles>
    <meta:generator>LibreOffice/7.6.7.2$Linux_X86_64 LibreOffice_project/60$Build-2</meta:generator>
    <meta:document-statistic meta:table-count="0" meta:image-count="0" meta:object-count="0" meta:page-count="2" meta:paragraph-count="47" meta:word-count="728" meta:character-count="4170" meta:non-whitespace-character-count="3503"/>
  </office:meta>
</office:document-meta>
</file>